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4" office:value-type="string" calcext:value-type="string" table:number-columns-spanned="3" table:number-rows-spanned="1">
            <text:p>Level 3</text:p>
          </table:table-cell>
          <table:covered-table-cell table:style-name="ce3"/>
          <table:covered-table-cell/>
          <table:table-cell table:style-name="ce11" office:value-type="string" calcext:value-type="string" table:number-columns-spanned="3" table:number-rows-spanned="1">
            <text:p>Level 4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Level 5</text:p>
          </table:table-cell>
          <table:covered-table-cell table:style-name="ce3"/>
          <table:covered-table-cell/>
          <table:table-cell table:style-name="ce4" office:value-type="string" calcext:value-type="string" table:number-columns-spanned="3" table:number-rows-spanned="1">
            <text:p>Level 6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Level 7</text:p>
          </table:table-cell>
          <table:covered-table-cell table:style-name="ce3"/>
          <table:covered-table-cell/>
          <table:table-cell table:style-name="ce4" office:value-type="string" calcext:value-type="string" table:number-columns-spanned="3" table:number-rows-spanned="1">
            <text:p>Level 8</text:p>
          </table:table-cell>
          <table:covered-table-cell table:style-name="ce3" office:value-type="string" calcext:value-type="string">
            <text:p>Id</text:p>
          </table:covered-table-cell>
          <table:covered-table-cell office:value-type="string" calcext:value-type="string">
            <text:p>Level 4</text:p>
          </table:covered-table-cell>
        </table:table-row>
        <table:table-row table:style-name="ro1">
          <table:covered-table-cell table:style-name="ce2"/>
          <table:table-cell table:style-name="ce5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2" office:value-type="string" calcext:value-type="string">
            <text:p>J(yc)/J(y0) %</text:p>
          </table:table-cell>
          <table:table-cell table:style-name="ce2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2" office:value-type="string" calcext:value-type="string">
            <text:p>J(yc)/J(y0) %</text:p>
          </table:table-cell>
          <table:table-cell table:style-name="ce2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2" office:value-type="string" calcext:value-type="string">
            <text:p>J(yc)/J(y0) %</text:p>
          </table:table-cell>
          <table:table-cell table:style-name="ce5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2" office:value-type="string" calcext:value-type="string">
            <text:p>J(yc)/J(y0) %</text:p>
          </table:table-cell>
          <table:table-cell table:style-name="ce2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2" office:value-type="string" calcext:value-type="string">
            <text:p>J(yc)/J(y0) %</text:p>
          </table:table-cell>
          <table:table-cell table:style-name="ce5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2" office:value-type="string" calcext:value-type="string">
            <text:p>J(yc)/J(y0) %</text:p>
          </table:table-cell>
        </table:table-row>
        <table:table-row table:style-name="ro1">
          <table:table-cell office:value-type="float" office:value="50002" calcext:value-type="float">
            <text:p>50002</text:p>
          </table:table-cell>
          <table:table-cell table:style-name="ce6"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6"/>
          <table:table-cell table:style-name="ce3"/>
          <table:table-cell/>
          <table:table-cell table:style-name="ce3" table:number-columns-repeated="2"/>
          <table:table-cell/>
          <table:table-cell table:style-name="ce6"/>
          <table:table-cell table:style-name="ce3"/>
          <table:table-cell/>
        </table:table-row>
        <table:table-row table:style-name="ro1">
          <table:table-cell office:value-type="float" office:value="50003" calcext:value-type="float">
            <text:p>50003</text:p>
          </table:table-cell>
          <table:table-cell table:formula="of:=2.1413*10^9" office:value-type="float" office:value="2141300000" calcext:value-type="float">
            <text:p>2.1413E+09</text:p>
          </table:table-cell>
          <table:table-cell table:formula="of:=1.1191*10^6" office:value-type="float" office:value="1119100" calcext:value-type="float">
            <text:p>1.1191E+06</text:p>
          </table:table-cell>
          <table:table-cell table:formula="of:=[.C4]/[.B4]*100" office:value-type="float" office:value="0.05226264418811" calcext:value-type="float">
            <text:p>0.0522626442</text:p>
          </table:table-cell>
          <table:table-cell table:formula="of:=2.771*10^9" office:value-type="float" office:value="2771000000" calcext:value-type="float">
            <text:p>2.7710E+09</text:p>
          </table:table-cell>
          <table:table-cell table:formula="of:=2.5922*10^7" office:value-type="float" office:value="25922000" calcext:value-type="float">
            <text:p>2.5922E+07</text:p>
          </table:table-cell>
          <table:table-cell table:formula="of:=[.F4]/[.E4]*100" office:value-type="float" office:value="0.935474557921328" calcext:value-type="float">
            <text:p>0.9354745579</text:p>
          </table:table-cell>
          <table:table-cell table:formula="of:=3.9138*10^9" office:value-type="float" office:value="3913800000" calcext:value-type="float">
            <text:p>3.9138E+09</text:p>
          </table:table-cell>
          <table:table-cell table:formula="of:=1.1078*10^8" office:value-type="float" office:value="110780000" calcext:value-type="float">
            <text:p>1.1078E+08</text:p>
          </table:table-cell>
          <table:table-cell table:formula="of:=[.I4]/[.H4]*100" office:value-type="float" office:value="2.83049721498288" calcext:value-type="float">
            <text:p>2.830497215</text:p>
          </table:table-cell>
          <table:table-cell table:formula="of:=5.9836*10^9" office:value-type="float" office:value="5983600000" calcext:value-type="float">
            <text:p>5.9836E+09</text:p>
          </table:table-cell>
          <table:table-cell table:formula="of:=3.576*10^8" office:value-type="float" office:value="357600000" calcext:value-type="float">
            <text:p>3.5760E+08</text:p>
          </table:table-cell>
          <table:table-cell table:formula="of:=[.L4]/[.K4]*100" office:value-type="float" office:value="5.97633531653185" calcext:value-type="float">
            <text:p>5.9763353165</text:p>
          </table:table-cell>
          <table:table-cell table:formula="of:=8.184*10^9" office:value-type="float" office:value="8184000000" calcext:value-type="float">
            <text:p>8.1840E+09</text:p>
          </table:table-cell>
          <table:table-cell table:formula="of:=3.9797*10^8" office:value-type="float" office:value="397970000" calcext:value-type="float">
            <text:p>3.9797E+08</text:p>
          </table:table-cell>
          <table:table-cell table:formula="of:=[.O4]/[.N4]*100" office:value-type="float" office:value="4.86278103616813" calcext:value-type="float">
            <text:p>4.8627810362</text:p>
          </table:table-cell>
          <table:table-cell table:formula="of:=1.006*10^10" office:value-type="float" office:value="10060000000" calcext:value-type="float">
            <text:p>1.0060E+10</text:p>
          </table:table-cell>
          <table:table-cell table:formula="of:=7.2063*10^8" office:value-type="float" office:value="720630000" calcext:value-type="float">
            <text:p>7.2063E+08</text:p>
          </table:table-cell>
          <table:table-cell table:formula="of:=[.R4]/[.Q4]*100" office:value-type="float" office:value="7.16332007952286" calcext:value-type="float">
            <text:p>7.1633200795</text:p>
          </table:table-cell>
        </table:table-row>
        <table:table-row table:style-name="ro1">
          <table:table-cell office:value-type="float" office:value="50004" calcext:value-type="float">
            <text:p>50004</text:p>
          </table:table-cell>
          <table:table-cell table:formula="of:=4.6186*10^9" office:value-type="float" office:value="4618600000" calcext:value-type="float">
            <text:p>4.6186E+09</text:p>
          </table:table-cell>
          <table:table-cell table:formula="of:=1.1238*10^6" office:value-type="float" office:value="1123800" calcext:value-type="float">
            <text:p>1.1238E+06</text:p>
          </table:table-cell>
          <table:table-cell table:formula="of:=[.C5]/[.B5]*100" office:value-type="float" office:value="0.024332048672758" calcext:value-type="float">
            <text:p>0.0243320487</text:p>
          </table:table-cell>
          <table:table-cell table:formula="of:=6.6191*10^9" office:value-type="float" office:value="6619100000" calcext:value-type="float">
            <text:p>6.6191E+09</text:p>
          </table:table-cell>
          <table:table-cell table:formula="of:=3.9921*10^7" office:value-type="float" office:value="39921000" calcext:value-type="float">
            <text:p>3.9921E+07</text:p>
          </table:table-cell>
          <table:table-cell table:formula="of:=[.F5]/[.E5]*100" office:value-type="float" office:value="0.603118248704507" calcext:value-type="float">
            <text:p>0.6031182487</text:p>
          </table:table-cell>
          <table:table-cell table:formula="of:=9.2952*10^9" office:value-type="float" office:value="9295200000" calcext:value-type="float">
            <text:p>9.2952E+09</text:p>
          </table:table-cell>
          <table:table-cell table:formula="of:=3.5418*10^8" office:value-type="float" office:value="354180000" calcext:value-type="float">
            <text:p>3.5418E+08</text:p>
          </table:table-cell>
          <table:table-cell table:formula="of:=[.I5]/[.H5]*100" office:value-type="float" office:value="3.81035373095791" calcext:value-type="float">
            <text:p>3.810353731</text:p>
          </table:table-cell>
          <table:table-cell table:formula="of:=1.2447*10^10" office:value-type="float" office:value="12447000000" calcext:value-type="float">
            <text:p>1.2447E+10</text:p>
          </table:table-cell>
          <table:table-cell table:formula="of:=4.9264*10^8" office:value-type="float" office:value="492640000" calcext:value-type="float">
            <text:p>4.9264E+08</text:p>
          </table:table-cell>
          <table:table-cell table:formula="of:=[.L5]/[.K5]*100" office:value-type="float" office:value="3.95790150237005" calcext:value-type="float">
            <text:p>3.9579015024</text:p>
          </table:table-cell>
          <table:table-cell table:formula="of:=1.5399*10^10" office:value-type="float" office:value="15399000000" calcext:value-type="float">
            <text:p>1.5399E+10</text:p>
          </table:table-cell>
          <table:table-cell table:formula="of:=5.66*10^8" office:value-type="float" office:value="566000000" calcext:value-type="float">
            <text:p>5.6600E+08</text:p>
          </table:table-cell>
          <table:table-cell table:formula="of:=[.O5]/[.N5]*100" office:value-type="float" office:value="3.67556334826937" calcext:value-type="float">
            <text:p>3.6755633483</text:p>
          </table:table-cell>
          <table:table-cell table:formula="of:=1.7808*10^10" office:value-type="float" office:value="17808000000" calcext:value-type="float">
            <text:p>1.7808E+10</text:p>
          </table:table-cell>
          <table:table-cell table:formula="of:=8.0698*10^8" office:value-type="float" office:value="806980000" calcext:value-type="float">
            <text:p>8.0698E+08</text:p>
          </table:table-cell>
          <table:table-cell table:formula="of:=[.R5]/[.Q5]*100" office:value-type="float" office:value="4.53155884995508" calcext:value-type="float">
            <text:p>4.53155885</text:p>
          </table:table-cell>
        </table:table-row>
        <table:table-row table:style-name="ro1">
          <table:table-cell office:value-type="float" office:value="50005" calcext:value-type="float">
            <text:p>50005</text:p>
          </table:table-cell>
          <table:table-cell table:formula="of:=2.9136*10^9" office:value-type="float" office:value="2913600000" calcext:value-type="float">
            <text:p>2.9136E+09</text:p>
          </table:table-cell>
          <table:table-cell table:formula="of:=1.9543*10^6" office:value-type="float" office:value="1954300" calcext:value-type="float">
            <text:p>1.9543E+06</text:p>
          </table:table-cell>
          <table:table-cell table:formula="of:=[.C6]/[.B6]*100" office:value-type="float" office:value="0.0670750961010434" calcext:value-type="float">
            <text:p>0.0670750961</text:p>
          </table:table-cell>
          <table:table-cell table:formula="of:=4.5332*10^9" office:value-type="float" office:value="4533200000" calcext:value-type="float">
            <text:p>4.5332E+09</text:p>
          </table:table-cell>
          <table:table-cell table:formula="of:=2.0192*10^7" office:value-type="float" office:value="20192000" calcext:value-type="float">
            <text:p>2.0192E+07</text:p>
          </table:table-cell>
          <table:table-cell table:formula="of:=[.F6]/[.E6]*100" office:value-type="float" office:value="0.445424865437219" calcext:value-type="float">
            <text:p>0.4454248654</text:p>
          </table:table-cell>
          <table:table-cell table:formula="of:=7.0605*10^9" office:value-type="float" office:value="7060500000" calcext:value-type="float">
            <text:p>7.0605E+09</text:p>
          </table:table-cell>
          <table:table-cell table:formula="of:=1.9666*10^8" office:value-type="float" office:value="196660000" calcext:value-type="float">
            <text:p>1.9666E+08</text:p>
          </table:table-cell>
          <table:table-cell table:formula="of:=[.I6]/[.H6]*100" office:value-type="float" office:value="2.78535514481977" calcext:value-type="float">
            <text:p>2.7853551448</text:p>
          </table:table-cell>
          <table:table-cell table:formula="of:=1.0565*10^10" office:value-type="float" office:value="10565000000" calcext:value-type="float">
            <text:p>1.0565E+10</text:p>
          </table:table-cell>
          <table:table-cell table:formula="of:=4.5849*10^8" office:value-type="float" office:value="458490000" calcext:value-type="float">
            <text:p>4.5849E+08</text:p>
          </table:table-cell>
          <table:table-cell table:formula="of:=[.L6]/[.K6]*100" office:value-type="float" office:value="4.33970657832466" calcext:value-type="float">
            <text:p>4.3397065783</text:p>
          </table:table-cell>
          <table:table-cell table:formula="of:=1.3931*10^10" office:value-type="float" office:value="13931000000" calcext:value-type="float">
            <text:p>1.3931E+10</text:p>
          </table:table-cell>
          <table:table-cell table:formula="of:=5.4577*10^8" office:value-type="float" office:value="545770000" calcext:value-type="float">
            <text:p>5.4577E+08</text:p>
          </table:table-cell>
          <table:table-cell table:formula="of:=[.O6]/[.N6]*100" office:value-type="float" office:value="3.91766563778623" calcext:value-type="float">
            <text:p>3.9176656378</text:p>
          </table:table-cell>
          <table:table-cell table:formula="of:=1.6675*10^10" office:value-type="float" office:value="16675000000" calcext:value-type="float">
            <text:p>1.6675E+10</text:p>
          </table:table-cell>
          <table:table-cell table:formula="of:=7.8263*10^8" office:value-type="float" office:value="782630000" calcext:value-type="float">
            <text:p>7.8263E+08</text:p>
          </table:table-cell>
          <table:table-cell table:formula="of:=[.R6]/[.Q6]*100" office:value-type="float" office:value="4.69343328335832" calcext:value-type="float">
            <text:p>4.6934332834</text:p>
          </table:table-cell>
        </table:table-row>
        <table:table-row table:style-name="ro1">
          <table:table-cell office:value-type="float" office:value="50006" calcext:value-type="float">
            <text:p>50006</text:p>
          </table:table-cell>
          <table:table-cell table:formula="of:=2.8434*10^9" office:value-type="float" office:value="2843400000" calcext:value-type="float">
            <text:p>2.8434E+09</text:p>
          </table:table-cell>
          <table:table-cell table:formula="of:=5.5473*10^6" office:value-type="float" office:value="5547300" calcext:value-type="float">
            <text:p>5.5473E+06</text:p>
          </table:table-cell>
          <table:table-cell table:formula="of:=[.C7]/[.B7]*100" office:value-type="float" office:value="0.195093901667018" calcext:value-type="float">
            <text:p>0.1950939017</text:p>
          </table:table-cell>
          <table:table-cell table:formula="of:=4.4685*10^9" office:value-type="float" office:value="4468500000" calcext:value-type="float">
            <text:p>4.4685E+09</text:p>
          </table:table-cell>
          <table:table-cell table:formula="of:=3.852*10^8" office:value-type="float" office:value="385200000" calcext:value-type="float">
            <text:p>3.8520E+08</text:p>
          </table:table-cell>
          <table:table-cell table:formula="of:=[.F7]/[.E7]*100" office:value-type="float" office:value="8.62034239677744" calcext:value-type="float">
            <text:p>8.6203423968</text:p>
          </table:table-cell>
          <table:table-cell table:formula="of:=6.2966*10^9" office:value-type="float" office:value="6296600000" calcext:value-type="float">
            <text:p>6.2966E+09</text:p>
          </table:table-cell>
          <table:table-cell table:formula="of:=1.8084*10^8" office:value-type="float" office:value="180840000" calcext:value-type="float">
            <text:p>1.8084E+08</text:p>
          </table:table-cell>
          <table:table-cell table:formula="of:=[.I7]/[.H7]*100" office:value-type="float" office:value="2.87202617285519" calcext:value-type="float">
            <text:p>2.8720261729</text:p>
          </table:table-cell>
          <table:table-cell table:formula="of:=8.6212*10^9" office:value-type="float" office:value="8621200000" calcext:value-type="float">
            <text:p>8.6212E+09</text:p>
          </table:table-cell>
          <table:table-cell table:formula="of:=3.6326*10^8" office:value-type="float" office:value="363260000" calcext:value-type="float">
            <text:p>3.6326E+08</text:p>
          </table:table-cell>
          <table:table-cell table:formula="of:=[.L7]/[.K7]*100" office:value-type="float" office:value="4.21356655685983" calcext:value-type="float">
            <text:p>4.2135665569</text:p>
          </table:table-cell>
          <table:table-cell table:formula="of:=1.1219*10^10" office:value-type="float" office:value="11219000000" calcext:value-type="float">
            <text:p>1.1219E+10</text:p>
          </table:table-cell>
          <table:table-cell table:formula="of:=4.204*10^8" office:value-type="float" office:value="420400000" calcext:value-type="float">
            <text:p>4.2040E+08</text:p>
          </table:table-cell>
          <table:table-cell table:formula="of:=[.O7]/[.N7]*100" office:value-type="float" office:value="3.74721454675105" calcext:value-type="float">
            <text:p>3.7472145468</text:p>
          </table:table-cell>
          <table:table-cell table:formula="of:=1.3498*10^10" office:value-type="float" office:value="13498000000" calcext:value-type="float">
            <text:p>1.3498E+10</text:p>
          </table:table-cell>
          <table:table-cell table:formula="of:=5.4033*10^8" office:value-type="float" office:value="540330000" calcext:value-type="float">
            <text:p>5.4033E+08</text:p>
          </table:table-cell>
          <table:table-cell table:formula="of:=[.R7]/[.Q7]*100" office:value-type="float" office:value="4.00303748703512" calcext:value-type="float">
            <text:p>4.003037487</text:p>
          </table:table-cell>
        </table:table-row>
        <table:table-row table:style-name="ro1">
          <table:table-cell office:value-type="float" office:value="50007" calcext:value-type="float">
            <text:p>50007</text:p>
          </table:table-cell>
          <table:table-cell table:formula="of:=3.4047*10^9" office:value-type="float" office:value="3404700000" calcext:value-type="float">
            <text:p>3.4047E+09</text:p>
          </table:table-cell>
          <table:table-cell table:formula="of:=2.2973*10^6" office:value-type="float" office:value="2297300" calcext:value-type="float">
            <text:p>2.2973E+06</text:p>
          </table:table-cell>
          <table:table-cell table:formula="of:=[.C8]/[.B8]*100" office:value-type="float" office:value="0.0674743736599407" calcext:value-type="float">
            <text:p>0.0674743737</text:p>
          </table:table-cell>
          <table:table-cell table:formula="of:=4.5988*10^9" office:value-type="float" office:value="4598800000" calcext:value-type="float">
            <text:p>4.5988E+09</text:p>
          </table:table-cell>
          <table:table-cell table:formula="of:=2.3938*10^8" office:value-type="float" office:value="239380000" calcext:value-type="float">
            <text:p>2.3938E+08</text:p>
          </table:table-cell>
          <table:table-cell table:formula="of:=[.F8]/[.E8]*100" office:value-type="float" office:value="5.20527094024528" calcext:value-type="float">
            <text:p>5.2052709402</text:p>
          </table:table-cell>
          <table:table-cell table:formula="of:=5.9849*10^9" office:value-type="float" office:value="5984900000" calcext:value-type="float">
            <text:p>5.9849E+09</text:p>
          </table:table-cell>
          <table:table-cell table:formula="of:=2.7166*10^8" office:value-type="float" office:value="271660000" calcext:value-type="float">
            <text:p>2.7166E+08</text:p>
          </table:table-cell>
          <table:table-cell table:formula="of:=[.I8]/[.H8]*100" office:value-type="float" office:value="4.53909004327558" calcext:value-type="float">
            <text:p>4.5390900433</text:p>
          </table:table-cell>
          <table:table-cell table:formula="of:=8.2863*10^9" office:value-type="float" office:value="8286300000" calcext:value-type="float">
            <text:p>8.2863E+09</text:p>
          </table:table-cell>
          <table:table-cell table:formula="of:=3.6859*10^8" office:value-type="float" office:value="368590000" calcext:value-type="float">
            <text:p>3.6859E+08</text:p>
          </table:table-cell>
          <table:table-cell table:formula="of:=[.L8]/[.K8]*100" office:value-type="float" office:value="4.44818555929667" calcext:value-type="float">
            <text:p>4.4481855593</text:p>
          </table:table-cell>
          <table:table-cell table:formula="of:=1.0826*10^10" office:value-type="float" office:value="10826000000" calcext:value-type="float">
            <text:p>1.0826E+10</text:p>
          </table:table-cell>
          <table:table-cell table:formula="of:=4.3653*10^8" office:value-type="float" office:value="436530000" calcext:value-type="float">
            <text:p>4.3653E+08</text:p>
          </table:table-cell>
          <table:table-cell table:formula="of:=[.O8]/[.N8]*100" office:value-type="float" office:value="4.03223720672455" calcext:value-type="float">
            <text:p>4.0322372067</text:p>
          </table:table-cell>
          <table:table-cell table:formula="of:=1.3032*10^10" office:value-type="float" office:value="13032000000" calcext:value-type="float">
            <text:p>1.3032E+10</text:p>
          </table:table-cell>
          <table:table-cell table:formula="of:=6.5952*10^8" office:value-type="float" office:value="659520000" calcext:value-type="float">
            <text:p>6.5952E+08</text:p>
          </table:table-cell>
          <table:table-cell table:formula="of:=[.R8]/[.Q8]*100" office:value-type="float" office:value="5.06077348066298" calcext:value-type="float">
            <text:p>5.0607734807</text:p>
          </table:table-cell>
        </table:table-row>
        <table:table-row table:style-name="ro1">
          <table:table-cell office:value-type="float" office:value="50008" calcext:value-type="float">
            <text:p>50008</text:p>
          </table:table-cell>
          <table:table-cell table:formula="of:=4.2468*10^9" office:value-type="float" office:value="4246800000" calcext:value-type="float">
            <text:p>4.2468E+09</text:p>
          </table:table-cell>
          <table:table-cell table:formula="of:=3.0555*10^6" office:value-type="float" office:value="3055500" calcext:value-type="float">
            <text:p>3.0555E+06</text:p>
          </table:table-cell>
          <table:table-cell table:formula="of:=[.C9]/[.B9]*100" office:value-type="float" office:value="0.071948290477536" calcext:value-type="float">
            <text:p>0.0719482905</text:p>
          </table:table-cell>
          <table:table-cell table:formula="of:=6.1562*10^9" office:value-type="float" office:value="6156200000" calcext:value-type="float">
            <text:p>6.1562E+09</text:p>
          </table:table-cell>
          <table:table-cell table:formula="of:=4.2107*10^7" office:value-type="float" office:value="42107000" calcext:value-type="float">
            <text:p>4.2107E+07</text:p>
          </table:table-cell>
          <table:table-cell table:formula="of:=[.F9]/[.E9]*100" office:value-type="float" office:value="0.683977128748254" calcext:value-type="float">
            <text:p>0.6839771287</text:p>
          </table:table-cell>
          <table:table-cell table:formula="of:=8.8099*10^9" office:value-type="float" office:value="8809900000" calcext:value-type="float">
            <text:p>8.8099E+09</text:p>
          </table:table-cell>
          <table:table-cell table:formula="of:=3.1458*10^8" office:value-type="float" office:value="314580000" calcext:value-type="float">
            <text:p>3.1458E+08</text:p>
          </table:table-cell>
          <table:table-cell table:formula="of:=[.I9]/[.H9]*100" office:value-type="float" office:value="3.57075562719214" calcext:value-type="float">
            <text:p>3.5707556272</text:p>
          </table:table-cell>
          <table:table-cell table:formula="of:=1.2275*10^10" office:value-type="float" office:value="12275000000" calcext:value-type="float">
            <text:p>1.2275E+10</text:p>
          </table:table-cell>
          <table:table-cell table:formula="of:=4.6498*10^8" office:value-type="float" office:value="464980000" calcext:value-type="float">
            <text:p>4.6498E+08</text:p>
          </table:table-cell>
          <table:table-cell table:formula="of:=[.L9]/[.K9]*100" office:value-type="float" office:value="3.78802443991853" calcext:value-type="float">
            <text:p>3.7880244399</text:p>
          </table:table-cell>
          <table:table-cell table:formula="of:=1.5515*10^10" office:value-type="float" office:value="15515000000" calcext:value-type="float">
            <text:p>1.5515E+10</text:p>
          </table:table-cell>
          <table:table-cell table:formula="of:=5.3176*10^8" office:value-type="float" office:value="531760000" calcext:value-type="float">
            <text:p>5.3176E+08</text:p>
          </table:table-cell>
          <table:table-cell table:formula="of:=[.O9]/[.N9]*100" office:value-type="float" office:value="3.42739284563326" calcext:value-type="float">
            <text:p>3.4273928456</text:p>
          </table:table-cell>
          <table:table-cell table:formula="of:=1.818*10^10" office:value-type="float" office:value="18180000000" calcext:value-type="float">
            <text:p>1.8180E+10</text:p>
          </table:table-cell>
          <table:table-cell table:formula="of:=8.6065*10^8" office:value-type="float" office:value="860650000" calcext:value-type="float">
            <text:p>8.6065E+08</text:p>
          </table:table-cell>
          <table:table-cell table:formula="of:=[.R9]/[.Q9]*100" office:value-type="float" office:value="4.73404840484048" calcext:value-type="float">
            <text:p>4.7340484048</text:p>
          </table:table-cell>
        </table:table-row>
        <table:table-row table:style-name="ro1">
          <table:table-cell office:value-type="float" office:value="50009" calcext:value-type="float">
            <text:p>50009</text:p>
          </table:table-cell>
          <table:table-cell table:formula="of:=4.9649*10^9" office:value-type="float" office:value="4964900000" calcext:value-type="float">
            <text:p>4.9649E+09</text:p>
          </table:table-cell>
          <table:table-cell table:formula="of:=5.524*10^7" office:value-type="float" office:value="55240000" calcext:value-type="float">
            <text:p>5.5240E+07</text:p>
          </table:table-cell>
          <table:table-cell table:formula="of:=[.C10]/[.B10]*100" office:value-type="float" office:value="1.11261052589176" calcext:value-type="float">
            <text:p>1.1126105259</text:p>
          </table:table-cell>
          <table:table-cell table:formula="of:=7.5581*10^9" office:value-type="float" office:value="7558100000" calcext:value-type="float">
            <text:p>7.5581E+09</text:p>
          </table:table-cell>
          <table:table-cell table:formula="of:=8.5319*10^8" office:value-type="float" office:value="853190000" calcext:value-type="float">
            <text:p>8.5319E+08</text:p>
          </table:table-cell>
          <table:table-cell table:formula="of:=[.F10]/[.E10]*100" office:value-type="float" office:value="11.288419047115" calcext:value-type="float">
            <text:p>11.2884190471</text:p>
          </table:table-cell>
          <table:table-cell table:formula="of:=1.0905*10^10" office:value-type="float" office:value="10905000000" calcext:value-type="float">
            <text:p>1.0905E+10</text:p>
          </table:table-cell>
          <table:table-cell table:formula="of:=9.038*10^8" office:value-type="float" office:value="903800000" calcext:value-type="float">
            <text:p>9.0380E+08</text:p>
          </table:table-cell>
          <table:table-cell table:formula="of:=[.I10]/[.H10]*100" office:value-type="float" office:value="8.28794131132508" calcext:value-type="float">
            <text:p>8.2879413113</text:p>
          </table:table-cell>
          <table:table-cell table:formula="of:=1.4624*10^10" office:value-type="float" office:value="14624000000" calcext:value-type="float">
            <text:p>1.4624E+10</text:p>
          </table:table-cell>
          <table:table-cell table:formula="of:=9.1133*10^8" office:value-type="float" office:value="911330000" calcext:value-type="float">
            <text:p>9.1133E+08</text:p>
          </table:table-cell>
          <table:table-cell table:formula="of:=[.L10]/[.K10]*100" office:value-type="float" office:value="6.23174234135667" calcext:value-type="float">
            <text:p>6.2317423414</text:p>
          </table:table-cell>
          <table:table-cell table:formula="of:=1.8032*10^10" office:value-type="float" office:value="18032000000" calcext:value-type="float">
            <text:p>1.8032E+10</text:p>
          </table:table-cell>
          <table:table-cell table:formula="of:=1.0494*10^9" office:value-type="float" office:value="1049400000" calcext:value-type="float">
            <text:p>1.0494E+09</text:p>
          </table:table-cell>
          <table:table-cell table:formula="of:=[.O10]/[.N10]*100" office:value-type="float" office:value="5.81965394853594" calcext:value-type="float">
            <text:p>5.8196539485</text:p>
          </table:table-cell>
          <table:table-cell table:formula="of:=2.0977*10^10" office:value-type="float" office:value="20977000000" calcext:value-type="float">
            <text:p>2.0977E+10</text:p>
          </table:table-cell>
          <table:table-cell table:formula="of:=1.5005*10^9" office:value-type="float" office:value="1500500000" calcext:value-type="float">
            <text:p>1.5005E+09</text:p>
          </table:table-cell>
          <table:table-cell table:formula="of:=[.R10]/[.Q10]*100" office:value-type="float" office:value="7.15307241264242" calcext:value-type="float">
            <text:p>7.1530724126</text:p>
          </table:table-cell>
        </table:table-row>
        <table:table-row table:style-name="ro1">
          <table:table-cell office:value-type="float" office:value="50010" calcext:value-type="float">
            <text:p>50010</text:p>
          </table:table-cell>
          <table:table-cell table:formula="of:=8.6427*10^8" office:value-type="float" office:value="864270000" calcext:value-type="float">
            <text:p>8.6427E+08</text:p>
          </table:table-cell>
          <table:table-cell table:formula="of:=2.1635*10^5" office:value-type="float" office:value="216350" calcext:value-type="float">
            <text:p>2.1635E+05</text:p>
          </table:table-cell>
          <table:table-cell table:formula="of:=[.C11]/[.B11]*100" office:value-type="float" office:value="0.025032686544714" calcext:value-type="float">
            <text:p>0.0250326865</text:p>
          </table:table-cell>
          <table:table-cell table:formula="of:=1.9483*10^9" office:value-type="float" office:value="1948300000" calcext:value-type="float">
            <text:p>1.9483E+09</text:p>
          </table:table-cell>
          <table:table-cell table:formula="of:=2.5756*10^7" office:value-type="float" office:value="25756000" calcext:value-type="float">
            <text:p>2.5756E+07</text:p>
          </table:table-cell>
          <table:table-cell table:formula="of:=[.F11]/[.E11]*100" office:value-type="float" office:value="1.3219730021044" calcext:value-type="float">
            <text:p>1.3219730021</text:p>
          </table:table-cell>
          <table:table-cell table:formula="of:=3.8756*10^9" office:value-type="float" office:value="3875600000" calcext:value-type="float">
            <text:p>3.8756E+09</text:p>
          </table:table-cell>
          <table:table-cell table:formula="of:=1.4615*10^8" office:value-type="float" office:value="146150000" calcext:value-type="float">
            <text:p>1.4615E+08</text:p>
          </table:table-cell>
          <table:table-cell table:formula="of:=[.I11]/[.H11]*100" office:value-type="float" office:value="3.77102900196099" calcext:value-type="float">
            <text:p>3.771029002</text:p>
          </table:table-cell>
          <table:table-cell table:formula="of:=6.2766*10^9" office:value-type="float" office:value="6276600000" calcext:value-type="float">
            <text:p>6.2766E+09</text:p>
          </table:table-cell>
          <table:table-cell table:formula="of:=3.0162*10^8" office:value-type="float" office:value="301620000" calcext:value-type="float">
            <text:p>3.0162E+08</text:p>
          </table:table-cell>
          <table:table-cell table:formula="of:=[.L11]/[.K11]*100" office:value-type="float" office:value="4.80546792849632" calcext:value-type="float">
            <text:p>4.8054679285</text:p>
          </table:table-cell>
          <table:table-cell table:formula="of:=8.5257*10^9" office:value-type="float" office:value="8525700000" calcext:value-type="float">
            <text:p>8.5257E+09</text:p>
          </table:table-cell>
          <table:table-cell table:formula="of:=3.6951*10^8" office:value-type="float" office:value="369510000" calcext:value-type="float">
            <text:p>3.6951E+08</text:p>
          </table:table-cell>
          <table:table-cell table:formula="of:=[.O11]/[.N11]*100" office:value-type="float" office:value="4.33407227559027" calcext:value-type="float">
            <text:p>4.3340722756</text:p>
          </table:table-cell>
          <table:table-cell table:formula="of:=1.0351*10^10" office:value-type="float" office:value="10351000000" calcext:value-type="float">
            <text:p>1.0351E+10</text:p>
          </table:table-cell>
          <table:table-cell table:formula="of:=5.5744*10^8" office:value-type="float" office:value="557440000" calcext:value-type="float">
            <text:p>5.5744E+08</text:p>
          </table:table-cell>
          <table:table-cell table:formula="of:=[.R11]/[.Q11]*100" office:value-type="float" office:value="5.38537339387499" calcext:value-type="float">
            <text:p>5.3853733939</text:p>
          </table:table-cell>
        </table:table-row>
        <table:table-row table:style-name="ro1">
          <table:table-cell office:value-type="float" office:value="50011" calcext:value-type="float">
            <text:p>50011</text:p>
          </table:table-cell>
          <table:table-cell table:formula="of:=1.1171*10^10" office:value-type="float" office:value="11171000000" calcext:value-type="float">
            <text:p>1.1171E+10</text:p>
          </table:table-cell>
          <table:table-cell table:formula="of:=1.0045*10^8" office:value-type="float" office:value="100450000" calcext:value-type="float">
            <text:p>1.0045E+08</text:p>
          </table:table-cell>
          <table:table-cell table:formula="of:=[.C12]/[.B12]*100" office:value-type="float" office:value="0.899203294244025" calcext:value-type="float">
            <text:p>0.8992032942</text:p>
          </table:table-cell>
          <table:table-cell table:formula="of:=1.4789*10^10" office:value-type="float" office:value="14789000000" calcext:value-type="float">
            <text:p>1.4789E+10</text:p>
          </table:table-cell>
          <table:table-cell table:formula="of:=7.8575*10^8" office:value-type="float" office:value="785750000" calcext:value-type="float">
            <text:p>7.8575E+08</text:p>
          </table:table-cell>
          <table:table-cell table:formula="of:=[.F12]/[.E12]*100" office:value-type="float" office:value="5.31307052539049" calcext:value-type="float">
            <text:p>5.3130705254</text:p>
          </table:table-cell>
          <table:table-cell table:formula="of:=1.935*10^10" office:value-type="float" office:value="19350000000" calcext:value-type="float">
            <text:p>1.9350E+10</text:p>
          </table:table-cell>
          <table:table-cell table:formula="of:=1.2423*10^9" office:value-type="float" office:value="1242300000" calcext:value-type="float">
            <text:p>1.2423E+09</text:p>
          </table:table-cell>
          <table:table-cell table:formula="of:=[.I12]/[.H12]*100" office:value-type="float" office:value="6.42015503875969" calcext:value-type="float">
            <text:p>6.4201550388</text:p>
          </table:table-cell>
          <table:table-cell table:formula="of:=2.4794*10^10" office:value-type="float" office:value="24794000000" calcext:value-type="float">
            <text:p>2.4794E+10</text:p>
          </table:table-cell>
          <table:table-cell table:formula="of:=1.1665*10^9" office:value-type="float" office:value="1166500000" calcext:value-type="float">
            <text:p>1.1665E+09</text:p>
          </table:table-cell>
          <table:table-cell table:formula="of:=[.L12]/[.K12]*100" office:value-type="float" office:value="4.70476728240703" calcext:value-type="float">
            <text:p>4.7047672824</text:p>
          </table:table-cell>
          <table:table-cell table:formula="of:=2.9632*10^10" office:value-type="float" office:value="29632000000" calcext:value-type="float">
            <text:p>2.9632E+10</text:p>
          </table:table-cell>
          <table:table-cell table:formula="of:=1.3482*10^9" office:value-type="float" office:value="1348200000" calcext:value-type="float">
            <text:p>1.3482E+09</text:p>
          </table:table-cell>
          <table:table-cell table:formula="of:=[.O12]/[.N12]*100" office:value-type="float" office:value="4.54981101511879" calcext:value-type="float">
            <text:p>4.5498110151</text:p>
          </table:table-cell>
          <table:table-cell table:formula="of:=3.3609*10^10" office:value-type="float" office:value="33609000000" calcext:value-type="float">
            <text:p>3.3609E+10</text:p>
          </table:table-cell>
          <table:table-cell table:formula="of:=1.905*10^9" office:value-type="float" office:value="1905000000" calcext:value-type="float">
            <text:p>1.9050E+09</text:p>
          </table:table-cell>
          <table:table-cell table:formula="of:=[.R12]/[.Q12]*100" office:value-type="float" office:value="5.6681246094796" calcext:value-type="float">
            <text:p>5.6681246095</text:p>
          </table:table-cell>
        </table:table-row>
        <table:table-row table:style-name="ro1">
          <table:table-cell office:value-type="float" office:value="50012" calcext:value-type="float">
            <text:p>50012</text:p>
          </table:table-cell>
          <table:table-cell table:formula="of:=1.1344*10^10" office:value-type="float" office:value="11344000000" calcext:value-type="float">
            <text:p>1.1344E+10</text:p>
          </table:table-cell>
          <table:table-cell table:formula="of:=5.6976*10^7" office:value-type="float" office:value="56976000" calcext:value-type="float">
            <text:p>5.6976E+07</text:p>
          </table:table-cell>
          <table:table-cell table:formula="of:=[.C13]/[.B13]*100" office:value-type="float" office:value="0.502256699576869" calcext:value-type="float">
            <text:p>0.5022566996</text:p>
          </table:table-cell>
          <table:table-cell table:formula="of:=1.6357*10^10" office:value-type="float" office:value="16357000000" calcext:value-type="float">
            <text:p>1.6357E+10</text:p>
          </table:table-cell>
          <table:table-cell table:formula="of:=1.1866*10^9" office:value-type="float" office:value="1186600000" calcext:value-type="float">
            <text:p>1.1866E+09</text:p>
          </table:table-cell>
          <table:table-cell table:formula="of:=[.F13]/[.E13]*100" office:value-type="float" office:value="7.25438650119215" calcext:value-type="float">
            <text:p>7.2543865012</text:p>
          </table:table-cell>
          <table:table-cell table:formula="of:=2.0031*10^10" office:value-type="float" office:value="20031000000" calcext:value-type="float">
            <text:p>2.0031E+10</text:p>
          </table:table-cell>
          <table:table-cell table:formula="of:=1.5037*10^9" office:value-type="float" office:value="1503700000" calcext:value-type="float">
            <text:p>1.5037E+09</text:p>
          </table:table-cell>
          <table:table-cell table:formula="of:=[.I13]/[.H13]*100" office:value-type="float" office:value="7.50686436024163" calcext:value-type="float">
            <text:p>7.5068643602</text:p>
          </table:table-cell>
          <table:table-cell table:formula="of:=2.3804*10^10" office:value-type="float" office:value="23804000000" calcext:value-type="float">
            <text:p>2.3804E+10</text:p>
          </table:table-cell>
          <table:table-cell table:formula="of:=1.575*10^9" office:value-type="float" office:value="1575000000" calcext:value-type="float">
            <text:p>1.5750E+09</text:p>
          </table:table-cell>
          <table:table-cell table:formula="of:=[.L13]/[.K13]*100" office:value-type="float" office:value="6.61653503612838" calcext:value-type="float">
            <text:p>6.6165350361</text:p>
          </table:table-cell>
          <table:table-cell table:formula="of:=2.728*10^10" office:value-type="float" office:value="27280000000" calcext:value-type="float">
            <text:p>2.7280E+10</text:p>
          </table:table-cell>
          <table:table-cell table:formula="of:=1.6406*10^9" office:value-type="float" office:value="1640600000" calcext:value-type="float">
            <text:p>1.6406E+09</text:p>
          </table:table-cell>
          <table:table-cell table:formula="of:=[.O13]/[.N13]*100" office:value-type="float" office:value="6.01392961876833" calcext:value-type="float">
            <text:p>6.0139296188</text:p>
          </table:table-cell>
          <table:table-cell table:formula="of:=3.0086*10^10" office:value-type="float" office:value="30086000000" calcext:value-type="float">
            <text:p>3.0086E+10</text:p>
          </table:table-cell>
          <table:table-cell table:formula="of:=2.057*10^9" office:value-type="float" office:value="2057000000" calcext:value-type="float">
            <text:p>2.0570E+09</text:p>
          </table:table-cell>
          <table:table-cell table:formula="of:=[.R13]/[.Q13]*100" office:value-type="float" office:value="6.83706707438676" calcext:value-type="float">
            <text:p>6.8370670744</text:p>
          </table:table-cell>
        </table:table-row>
        <table:table-row table:style-name="ro1">
          <table:table-cell office:value-type="float" office:value="50013" calcext:value-type="float">
            <text:p>50013</text:p>
          </table:table-cell>
          <table:table-cell table:formula="of:=4.7734*10^9" office:value-type="float" office:value="4773400000" calcext:value-type="float">
            <text:p>4.7734E+09</text:p>
          </table:table-cell>
          <table:table-cell table:formula="of:=2.8221*10^7" office:value-type="float" office:value="28221000" calcext:value-type="float">
            <text:p>2.8221E+07</text:p>
          </table:table-cell>
          <table:table-cell table:formula="of:=[.C14]/[.B14]*100" office:value-type="float" office:value="0.591213809862991" calcext:value-type="float">
            <text:p>0.5912138099</text:p>
          </table:table-cell>
          <table:table-cell table:formula="of:=7.23*10^9" office:value-type="float" office:value="7230000000" calcext:value-type="float">
            <text:p>7.2300E+09</text:p>
          </table:table-cell>
          <table:table-cell table:formula="of:=1.2058*10^9" office:value-type="float" office:value="1205800000" calcext:value-type="float">
            <text:p>1.2058E+09</text:p>
          </table:table-cell>
          <table:table-cell table:formula="of:=[.F14]/[.E14]*100" office:value-type="float" office:value="16.6777316735823" calcext:value-type="float">
            <text:p>16.6777316736</text:p>
          </table:table-cell>
          <table:table-cell table:formula="of:=9.9124*10^9" office:value-type="float" office:value="9912400000" calcext:value-type="float">
            <text:p>9.9124E+09</text:p>
          </table:table-cell>
          <table:table-cell table:formula="of:=1.1908*10^9" office:value-type="float" office:value="1190800000" calcext:value-type="float">
            <text:p>1.1908E+09</text:p>
          </table:table-cell>
          <table:table-cell table:formula="of:=[.I14]/[.H14]*100" office:value-type="float" office:value="12.0132359468948" calcext:value-type="float">
            <text:p>12.0132359469</text:p>
          </table:table-cell>
          <table:table-cell table:formula="of:=1.3428*10^10" office:value-type="float" office:value="13428000000" calcext:value-type="float">
            <text:p>1.3428E+10</text:p>
          </table:table-cell>
          <table:table-cell table:formula="of:=1.2378*10^9" office:value-type="float" office:value="1237800000" calcext:value-type="float">
            <text:p>1.2378E+09</text:p>
          </table:table-cell>
          <table:table-cell table:formula="of:=[.L14]/[.K14]*100" office:value-type="float" office:value="9.21805183199285" calcext:value-type="float">
            <text:p>9.218051832</text:p>
          </table:table-cell>
          <table:table-cell table:formula="of:=1.6946*10^10" office:value-type="float" office:value="16946000000" calcext:value-type="float">
            <text:p>1.6946E+10</text:p>
          </table:table-cell>
          <table:table-cell table:formula="of:=9.6719*10^8" office:value-type="float" office:value="967190000" calcext:value-type="float">
            <text:p>9.6719E+08</text:p>
          </table:table-cell>
          <table:table-cell table:formula="of:=[.O14]/[.N14]*100" office:value-type="float" office:value="5.70748259176207" calcext:value-type="float">
            <text:p>5.7074825918</text:p>
          </table:table-cell>
          <table:table-cell table:formula="of:=1.9996*10^10" office:value-type="float" office:value="19996000000" calcext:value-type="float">
            <text:p>1.9996E+10</text:p>
          </table:table-cell>
          <table:table-cell table:formula="of:=1.61*10^9" office:value-type="float" office:value="1610000000" calcext:value-type="float">
            <text:p>1.6100E+09</text:p>
          </table:table-cell>
          <table:table-cell table:formula="of:=[.R14]/[.Q14]*100" office:value-type="float" office:value="8.05161032206441" calcext:value-type="float">
            <text:p>8.0516103221</text:p>
          </table:table-cell>
        </table:table-row>
        <table:table-row table:style-name="ro1">
          <table:table-cell office:value-type="float" office:value="50014" calcext:value-type="float">
            <text:p>50014</text:p>
          </table:table-cell>
          <table:table-cell table:formula="of:=4.6791*10^9" office:value-type="float" office:value="4679100000" calcext:value-type="float">
            <text:p>4.6791E+09</text:p>
          </table:table-cell>
          <table:table-cell table:formula="of:=4.713*10^6" office:value-type="float" office:value="4713000" calcext:value-type="float">
            <text:p>4.7130E+06</text:p>
          </table:table-cell>
          <table:table-cell table:formula="of:=[.C15]/[.B15]*100" office:value-type="float" office:value="0.100724498300955" calcext:value-type="float">
            <text:p>0.1007244983</text:p>
          </table:table-cell>
          <table:table-cell table:formula="of:=7.2272*10^9" office:value-type="float" office:value="7227200000" calcext:value-type="float">
            <text:p>7.2272E+09</text:p>
          </table:table-cell>
          <table:table-cell table:formula="of:=6.2951*10^7" office:value-type="float" office:value="62951000" calcext:value-type="float">
            <text:p>6.2951E+07</text:p>
          </table:table-cell>
          <table:table-cell table:formula="of:=[.F15]/[.E15]*100" office:value-type="float" office:value="0.871028890856763" calcext:value-type="float">
            <text:p>0.8710288909</text:p>
          </table:table-cell>
          <table:table-cell table:formula="of:=9.7262*10^9" office:value-type="float" office:value="9726200000" calcext:value-type="float">
            <text:p>9.7262E+09</text:p>
          </table:table-cell>
          <table:table-cell table:formula="of:=2.938*10^8" office:value-type="float" office:value="293800000" calcext:value-type="float">
            <text:p>2.9380E+08</text:p>
          </table:table-cell>
          <table:table-cell table:formula="of:=[.I15]/[.H15]*100" office:value-type="float" office:value="3.0207069564681" calcext:value-type="float">
            <text:p>3.0207069565</text:p>
          </table:table-cell>
          <table:table-cell table:formula="of:=1.2598*10^10" office:value-type="float" office:value="12598000000" calcext:value-type="float">
            <text:p>1.2598E+10</text:p>
          </table:table-cell>
          <table:table-cell table:formula="of:=5.5442*10^8" office:value-type="float" office:value="554420000" calcext:value-type="float">
            <text:p>5.5442E+08</text:p>
          </table:table-cell>
          <table:table-cell table:formula="of:=[.L15]/[.K15]*100" office:value-type="float" office:value="4.40085727893316" calcext:value-type="float">
            <text:p>4.4008572789</text:p>
          </table:table-cell>
          <table:table-cell table:formula="of:=1.5316*10^10" office:value-type="float" office:value="15316000000" calcext:value-type="float">
            <text:p>1.5316E+10</text:p>
          </table:table-cell>
          <table:table-cell table:formula="of:=6.1324*10^8" office:value-type="float" office:value="613240000" calcext:value-type="float">
            <text:p>6.1324E+08</text:p>
          </table:table-cell>
          <table:table-cell table:formula="of:=[.O15]/[.N15]*100" office:value-type="float" office:value="4.00391747192479" calcext:value-type="float">
            <text:p>4.0039174719</text:p>
          </table:table-cell>
          <table:table-cell table:formula="of:=1.7549*10^10" office:value-type="float" office:value="17549000000" calcext:value-type="float">
            <text:p>1.7549E+10</text:p>
          </table:table-cell>
          <table:table-cell table:formula="of:=7.9328*10^8" office:value-type="float" office:value="793280000" calcext:value-type="float">
            <text:p>7.9328E+08</text:p>
          </table:table-cell>
          <table:table-cell table:formula="of:=[.R15]/[.Q15]*100" office:value-type="float" office:value="4.52037153114138" calcext:value-type="float">
            <text:p>4.5203715311</text:p>
          </table:table-cell>
        </table:table-row>
        <table:table-row table:style-name="ro1">
          <table:table-cell office:value-type="float" office:value="50015" calcext:value-type="float">
            <text:p>50015</text:p>
          </table:table-cell>
          <table:table-cell table:formula="of:=8.4192*10^9" office:value-type="float" office:value="8419200000" calcext:value-type="float">
            <text:p>8.4192E+09</text:p>
          </table:table-cell>
          <table:table-cell table:formula="of:=1.6939*10^6" office:value-type="float" office:value="1693900" calcext:value-type="float">
            <text:p>1.6939E+06</text:p>
          </table:table-cell>
          <table:table-cell table:formula="of:=[.C16]/[.B16]*100" office:value-type="float" office:value="0.0201194887875333" calcext:value-type="float">
            <text:p>0.0201194888</text:p>
          </table:table-cell>
          <table:table-cell table:formula="of:=1.1946*10^10" office:value-type="float" office:value="11946000000" calcext:value-type="float">
            <text:p>1.1946E+10</text:p>
          </table:table-cell>
          <table:table-cell table:formula="of:=6.9841*10^8" office:value-type="float" office:value="698410000" calcext:value-type="float">
            <text:p>6.9841E+08</text:p>
          </table:table-cell>
          <table:table-cell table:formula="of:=[.F16]/[.E16]*100" office:value-type="float" office:value="5.84639209777331" calcext:value-type="float">
            <text:p>5.8463920978</text:p>
          </table:table-cell>
          <table:table-cell table:formula="of:=1.4959*10^10" office:value-type="float" office:value="14959000000" calcext:value-type="float">
            <text:p>1.4959E+10</text:p>
          </table:table-cell>
          <table:table-cell table:formula="of:=1.2482*10^9" office:value-type="float" office:value="1248200000" calcext:value-type="float">
            <text:p>1.2482E+09</text:p>
          </table:table-cell>
          <table:table-cell table:formula="of:=[.I16]/[.H16]*100" office:value-type="float" office:value="8.34414065111304" calcext:value-type="float">
            <text:p>8.3441406511</text:p>
          </table:table-cell>
          <table:table-cell table:formula="of:=1.8503*10^10" office:value-type="float" office:value="18503000000" calcext:value-type="float">
            <text:p>1.8503E+10</text:p>
          </table:table-cell>
          <table:table-cell table:formula="of:=1.28*10^9" office:value-type="float" office:value="1280000000" calcext:value-type="float">
            <text:p>1.2800E+09</text:p>
          </table:table-cell>
          <table:table-cell table:formula="of:=[.L16]/[.K16]*100" office:value-type="float" office:value="6.91779711398152" calcext:value-type="float">
            <text:p>6.917797114</text:p>
          </table:table-cell>
          <table:table-cell table:formula="of:=2.197*10^10" office:value-type="float" office:value="21970000000" calcext:value-type="float">
            <text:p>2.1970E+10</text:p>
          </table:table-cell>
          <table:table-cell table:formula="of:=1.1534*10^9" office:value-type="float" office:value="1153400000" calcext:value-type="float">
            <text:p>1.1534E+09</text:p>
          </table:table-cell>
          <table:table-cell table:formula="of:=[.O16]/[.N16]*100" office:value-type="float" office:value="5.24988620846609" calcext:value-type="float">
            <text:p>5.2498862085</text:p>
          </table:table-cell>
          <table:table-cell table:formula="of:=2.4892*10^10" office:value-type="float" office:value="24892000000" calcext:value-type="float">
            <text:p>2.4892E+10</text:p>
          </table:table-cell>
          <table:table-cell table:formula="of:=1.8204*10^9" office:value-type="float" office:value="1820400000" calcext:value-type="float">
            <text:p>1.8204E+09</text:p>
          </table:table-cell>
          <table:table-cell table:formula="of:=[.R16]/[.Q16]*100" office:value-type="float" office:value="7.31319299373293" calcext:value-type="float">
            <text:p>7.3131929937</text:p>
          </table:table-cell>
        </table:table-row>
        <table:table-row table:style-name="ro1">
          <table:table-cell office:value-type="float" office:value="50016" calcext:value-type="float">
            <text:p>50016</text:p>
          </table:table-cell>
          <table:table-cell table:formula="of:=3.4601*10^9" office:value-type="float" office:value="3460100000" calcext:value-type="float">
            <text:p>3.4601E+09</text:p>
          </table:table-cell>
          <table:table-cell table:formula="of:=5.4268*10^5" office:value-type="float" office:value="542680" calcext:value-type="float">
            <text:p>5.4268E+05</text:p>
          </table:table-cell>
          <table:table-cell table:formula="of:=[.C17]/[.B17]*100" office:value-type="float" office:value="0.0156839397705269" calcext:value-type="float">
            <text:p>0.0156839398</text:p>
          </table:table-cell>
          <table:table-cell table:formula="of:=4.6901*10^9" office:value-type="float" office:value="4690100000" calcext:value-type="float">
            <text:p>4.6901E+09</text:p>
          </table:table-cell>
          <table:table-cell table:formula="of:=1.4384*10^8" office:value-type="float" office:value="143840000" calcext:value-type="float">
            <text:p>1.4384E+08</text:p>
          </table:table-cell>
          <table:table-cell table:formula="of:=[.F17]/[.E17]*100" office:value-type="float" office:value="3.06688556747191" calcext:value-type="float">
            <text:p>3.0668855675</text:p>
          </table:table-cell>
          <table:table-cell table:formula="of:=6.4477*10^9" office:value-type="float" office:value="6447700000" calcext:value-type="float">
            <text:p>6.4477E+09</text:p>
          </table:table-cell>
          <table:table-cell table:formula="of:=1.0372*10^8" office:value-type="float" office:value="103720000" calcext:value-type="float">
            <text:p>1.0372E+08</text:p>
          </table:table-cell>
          <table:table-cell table:formula="of:=[.I17]/[.H17]*100" office:value-type="float" office:value="1.60863563751415" calcext:value-type="float">
            <text:p>1.6086356375</text:p>
          </table:table-cell>
          <table:table-cell table:formula="of:=9.1573*10^9" office:value-type="float" office:value="9157300000" calcext:value-type="float">
            <text:p>9.1573E+09</text:p>
          </table:table-cell>
          <table:table-cell table:formula="of:=3.2452*10^8" office:value-type="float" office:value="324520000" calcext:value-type="float">
            <text:p>3.2452E+08</text:p>
          </table:table-cell>
          <table:table-cell table:formula="of:=[.L17]/[.K17]*100" office:value-type="float" office:value="3.54383934129055" calcext:value-type="float">
            <text:p>3.5438393413</text:p>
          </table:table-cell>
          <table:table-cell table:formula="of:=1.1915*10^10" office:value-type="float" office:value="11915000000" calcext:value-type="float">
            <text:p>1.1915E+10</text:p>
          </table:table-cell>
          <table:table-cell table:formula="of:=3.5708*10^8" office:value-type="float" office:value="357080000" calcext:value-type="float">
            <text:p>3.5708E+08</text:p>
          </table:table-cell>
          <table:table-cell table:formula="of:=[.O17]/[.N17]*100" office:value-type="float" office:value="2.9968946705833" calcext:value-type="float">
            <text:p>2.9968946706</text:p>
          </table:table-cell>
          <table:table-cell table:formula="of:=1.4232*10^10" office:value-type="float" office:value="14232000000" calcext:value-type="float">
            <text:p>1.4232E+10</text:p>
          </table:table-cell>
          <table:table-cell table:formula="of:=5.7225*10^8" office:value-type="float" office:value="572250000" calcext:value-type="float">
            <text:p>5.7225E+08</text:p>
          </table:table-cell>
          <table:table-cell table:formula="of:=[.R17]/[.Q17]*100" office:value-type="float" office:value="4.02086846543002" calcext:value-type="float">
            <text:p>4.0208684654</text:p>
          </table:table-cell>
        </table:table-row>
        <table:table-row table:style-name="ro1">
          <table:table-cell office:value-type="float" office:value="50017" calcext:value-type="float">
            <text:p>50017</text:p>
          </table:table-cell>
          <table:table-cell table:formula="of:=5.2056*10^9" office:value-type="float" office:value="5205600000" calcext:value-type="float">
            <text:p>5.2056E+09</text:p>
          </table:table-cell>
          <table:table-cell table:formula="of:=7.6958*10^6" office:value-type="float" office:value="7695800" calcext:value-type="float">
            <text:p>7.6958E+06</text:p>
          </table:table-cell>
          <table:table-cell table:formula="of:=[.C18]/[.B18]*100" office:value-type="float" office:value="0.147836944828646" calcext:value-type="float">
            <text:p>0.1478369448</text:p>
          </table:table-cell>
          <table:table-cell table:formula="of:=6.7994*10^9" office:value-type="float" office:value="6799400000" calcext:value-type="float">
            <text:p>6.7994E+09</text:p>
          </table:table-cell>
          <table:table-cell table:formula="of:=3.1514*10^8" office:value-type="float" office:value="315140000" calcext:value-type="float">
            <text:p>3.1514E+08</text:p>
          </table:table-cell>
          <table:table-cell table:formula="of:=[.F18]/[.E18]*100" office:value-type="float" office:value="4.63482071947525" calcext:value-type="float">
            <text:p>4.6348207195</text:p>
          </table:table-cell>
          <table:table-cell table:formula="of:=8.9227*10^9" office:value-type="float" office:value="8922700000" calcext:value-type="float">
            <text:p>8.9227E+09</text:p>
          </table:table-cell>
          <table:table-cell table:formula="of:=2.7628*10^8" office:value-type="float" office:value="276280000" calcext:value-type="float">
            <text:p>2.7628E+08</text:p>
          </table:table-cell>
          <table:table-cell table:formula="of:=[.I18]/[.H18]*100" office:value-type="float" office:value="3.09637217434185" calcext:value-type="float">
            <text:p>3.0963721743</text:p>
          </table:table-cell>
          <table:table-cell table:formula="of:=1.1823*10^10" office:value-type="float" office:value="11823000000" calcext:value-type="float">
            <text:p>1.1823E+10</text:p>
          </table:table-cell>
          <table:table-cell table:formula="of:=4.6535*10^8" office:value-type="float" office:value="465350000" calcext:value-type="float">
            <text:p>4.6535E+08</text:p>
          </table:table-cell>
          <table:table-cell table:formula="of:=[.L18]/[.K18]*100" office:value-type="float" office:value="3.93597225746426" calcext:value-type="float">
            <text:p>3.9359722575</text:p>
          </table:table-cell>
          <table:table-cell table:formula="of:=1.4666*10^10" office:value-type="float" office:value="14666000000" calcext:value-type="float">
            <text:p>1.4666E+10</text:p>
          </table:table-cell>
          <table:table-cell table:formula="of:=5.3171*10^8" office:value-type="float" office:value="531710000" calcext:value-type="float">
            <text:p>5.3171E+08</text:p>
          </table:table-cell>
          <table:table-cell table:formula="of:=[.O18]/[.N18]*100" office:value-type="float" office:value="3.6254602481931" calcext:value-type="float">
            <text:p>3.6254602482</text:p>
          </table:table-cell>
          <table:table-cell table:formula="of:=1.712*10^10" office:value-type="float" office:value="17120000000" calcext:value-type="float">
            <text:p>1.7120E+10</text:p>
          </table:table-cell>
          <table:table-cell table:formula="of:=6.1375*10^8" office:value-type="float" office:value="613750000" calcext:value-type="float">
            <text:p>6.1375E+08</text:p>
          </table:table-cell>
          <table:table-cell table:formula="of:=[.R18]/[.Q18]*100" office:value-type="float" office:value="3.58498831775701" calcext:value-type="float">
            <text:p>3.5849883178</text:p>
          </table:table-cell>
        </table:table-row>
        <table:table-row table:style-name="ro1">
          <table:table-cell office:value-type="float" office:value="50019" calcext:value-type="float">
            <text:p>50019</text:p>
          </table:table-cell>
          <table:table-cell table:formula="of:=1.2101*10^10" office:value-type="float" office:value="12101000000" calcext:value-type="float">
            <text:p>1.2101E+10</text:p>
          </table:table-cell>
          <table:table-cell table:formula="of:=1.5421*10^7" office:value-type="float" office:value="15421000" calcext:value-type="float">
            <text:p>1.5421E+07</text:p>
          </table:table-cell>
          <table:table-cell table:formula="of:=[.C19]/[.B19]*100" office:value-type="float" office:value="0.127435749111644" calcext:value-type="float">
            <text:p>0.1274357491</text:p>
          </table:table-cell>
          <table:table-cell table:formula="of:=1.6142*10^10" office:value-type="float" office:value="16142000000" calcext:value-type="float">
            <text:p>1.6142E+10</text:p>
          </table:table-cell>
          <table:table-cell table:formula="of:=6.7802*10^8" office:value-type="float" office:value="678020000" calcext:value-type="float">
            <text:p>6.7802E+08</text:p>
          </table:table-cell>
          <table:table-cell table:formula="of:=[.F19]/[.E19]*100" office:value-type="float" office:value="4.20034692107546" calcext:value-type="float">
            <text:p>4.2003469211</text:p>
          </table:table-cell>
          <table:table-cell table:formula="of:=2.1019*10^10" office:value-type="float" office:value="21019000000" calcext:value-type="float">
            <text:p>2.1019E+10</text:p>
          </table:table-cell>
          <table:table-cell table:formula="of:=1.54*10^9" office:value-type="float" office:value="1540000000" calcext:value-type="float">
            <text:p>1.5400E+09</text:p>
          </table:table-cell>
          <table:table-cell table:formula="of:=[.I19]/[.H19]*100" office:value-type="float" office:value="7.32670441029545" calcext:value-type="float">
            <text:p>7.3267044103</text:p>
          </table:table-cell>
          <table:table-cell table:formula="of:=2.6272*10^10" office:value-type="float" office:value="26272000000" calcext:value-type="float">
            <text:p>2.6272E+10</text:p>
          </table:table-cell>
          <table:table-cell table:formula="of:=1.1819*10^9" office:value-type="float" office:value="1181900000" calcext:value-type="float">
            <text:p>1.1819E+09</text:p>
          </table:table-cell>
          <table:table-cell table:formula="of:=[.L19]/[.K19]*100" office:value-type="float" office:value="4.49870584652862" calcext:value-type="float">
            <text:p>4.4987058465</text:p>
          </table:table-cell>
          <table:table-cell table:formula="of:=3.0815*10^10" office:value-type="float" office:value="30815000000" calcext:value-type="float">
            <text:p>3.0815E+10</text:p>
          </table:table-cell>
          <table:table-cell table:formula="of:=1.4872*10^9" office:value-type="float" office:value="1487200000" calcext:value-type="float">
            <text:p>1.4872E+09</text:p>
          </table:table-cell>
          <table:table-cell table:formula="of:=[.O19]/[.N19]*100" office:value-type="float" office:value="4.82622099626805" calcext:value-type="float">
            <text:p>4.8262209963</text:p>
          </table:table-cell>
          <table:table-cell table:formula="of:=3.4628*10^10" office:value-type="float" office:value="34628000000" calcext:value-type="float">
            <text:p>3.4628E+10</text:p>
          </table:table-cell>
          <table:table-cell table:formula="of:=1.9541*10^9" office:value-type="float" office:value="1954100000" calcext:value-type="float">
            <text:p>1.9541E+09</text:p>
          </table:table-cell>
          <table:table-cell table:formula="of:=[.R19]/[.Q19]*100" office:value-type="float" office:value="5.64312117361673" calcext:value-type="float">
            <text:p>5.6431211736</text:p>
          </table:table-cell>
        </table:table-row>
        <table:table-row table:style-name="ro1">
          <table:table-cell office:value-type="float" office:value="50020" calcext:value-type="float">
            <text:p>50020</text:p>
          </table:table-cell>
          <table:table-cell table:formula="of:=4.9812*10^9" office:value-type="float" office:value="4981200000" calcext:value-type="float">
            <text:p>4.9812E+09</text:p>
          </table:table-cell>
          <table:table-cell table:formula="of:=9.729*10^6" office:value-type="float" office:value="9729000" calcext:value-type="float">
            <text:p>9.7290E+06</text:p>
          </table:table-cell>
          <table:table-cell table:formula="of:=[.C20]/[.B20]*100" office:value-type="float" office:value="0.195314382076608" calcext:value-type="float">
            <text:p>0.1953143821</text:p>
          </table:table-cell>
          <table:table-cell table:formula="of:=6.4798*10^9" office:value-type="float" office:value="6479800000" calcext:value-type="float">
            <text:p>6.4798E+09</text:p>
          </table:table-cell>
          <table:table-cell table:formula="of:=1.6532*10^8" office:value-type="float" office:value="165320000" calcext:value-type="float">
            <text:p>1.6532E+08</text:p>
          </table:table-cell>
          <table:table-cell table:formula="of:=[.F20]/[.E20]*100" office:value-type="float" office:value="2.55131331213926" calcext:value-type="float">
            <text:p>2.5513133121</text:p>
          </table:table-cell>
          <table:table-cell table:formula="of:=8.4226*10^9" office:value-type="float" office:value="8422600000" calcext:value-type="float">
            <text:p>8.4226E+09</text:p>
          </table:table-cell>
          <table:table-cell table:formula="of:=4.0756*10^8" office:value-type="float" office:value="407560000" calcext:value-type="float">
            <text:p>4.0756E+08</text:p>
          </table:table-cell>
          <table:table-cell table:formula="of:=[.I20]/[.H20]*100" office:value-type="float" office:value="4.8388858547242" calcext:value-type="float">
            <text:p>4.8388858547</text:p>
          </table:table-cell>
          <table:table-cell table:formula="of:=1.147*10^10" office:value-type="float" office:value="11470000000" calcext:value-type="float">
            <text:p>1.1470E+10</text:p>
          </table:table-cell>
          <table:table-cell table:formula="of:=7.89*10^8" office:value-type="float" office:value="789000000" calcext:value-type="float">
            <text:p>7.8900E+08</text:p>
          </table:table-cell>
          <table:table-cell table:formula="of:=[.L20]/[.K20]*100" office:value-type="float" office:value="6.87881429816914" calcext:value-type="float">
            <text:p>6.8788142982</text:p>
          </table:table-cell>
          <table:table-cell table:formula="of:=1.4609*10^10" office:value-type="float" office:value="14609000000" calcext:value-type="float">
            <text:p>1.4609E+10</text:p>
          </table:table-cell>
          <table:table-cell table:formula="of:=8.1732*10^8" office:value-type="float" office:value="817320000" calcext:value-type="float">
            <text:p>8.1732E+08</text:p>
          </table:table-cell>
          <table:table-cell table:formula="of:=[.O20]/[.N20]*100" office:value-type="float" office:value="5.59463344513656" calcext:value-type="float">
            <text:p>5.5946334451</text:p>
          </table:table-cell>
          <table:table-cell table:formula="of:=1.7344*10^10" office:value-type="float" office:value="17344000000" calcext:value-type="float">
            <text:p>1.7344E+10</text:p>
          </table:table-cell>
          <table:table-cell table:formula="of:=1.1617*10^9" office:value-type="float" office:value="1161700000" calcext:value-type="float">
            <text:p>1.1617E+09</text:p>
          </table:table-cell>
          <table:table-cell table:formula="of:=[.R20]/[.Q20]*100" office:value-type="float" office:value="6.69799354243542" calcext:value-type="float">
            <text:p>6.6979935424</text:p>
          </table:table-cell>
        </table:table-row>
        <table:table-row table:style-name="ro1">
          <table:table-cell office:value-type="float" office:value="50022" calcext:value-type="float">
            <text:p>50022</text:p>
          </table:table-cell>
          <table:table-cell table:formula="of:=9.438*10^9" office:value-type="float" office:value="9438000000" calcext:value-type="float">
            <text:p>9.4380E+09</text:p>
          </table:table-cell>
          <table:table-cell table:formula="of:=8.6059*10^6" office:value-type="float" office:value="8605900" calcext:value-type="float">
            <text:p>8.6059E+06</text:p>
          </table:table-cell>
          <table:table-cell table:formula="of:=[.C21]/[.B21]*100" office:value-type="float" office:value="0.0911835134562407" calcext:value-type="float">
            <text:p>0.0911835135</text:p>
          </table:table-cell>
          <table:table-cell table:formula="of:=1.1748*10^10" office:value-type="float" office:value="11748000000" calcext:value-type="float">
            <text:p>1.1748E+10</text:p>
          </table:table-cell>
          <table:table-cell table:formula="of:=1.8743*10^8" office:value-type="float" office:value="187430000" calcext:value-type="float">
            <text:p>1.8743E+08</text:p>
          </table:table-cell>
          <table:table-cell table:formula="of:=[.F21]/[.E21]*100" office:value-type="float" office:value="1.59542049710589" calcext:value-type="float">
            <text:p>1.5954204971</text:p>
          </table:table-cell>
          <table:table-cell table:formula="of:=1.4483*10^10" office:value-type="float" office:value="14483000000" calcext:value-type="float">
            <text:p>1.4483E+10</text:p>
          </table:table-cell>
          <table:table-cell table:formula="of:=2.5554*10^8" office:value-type="float" office:value="255540000" calcext:value-type="float">
            <text:p>2.5554E+08</text:p>
          </table:table-cell>
          <table:table-cell table:formula="of:=[.I21]/[.H21]*100" office:value-type="float" office:value="1.76441345025202" calcext:value-type="float">
            <text:p>1.7644134503</text:p>
          </table:table-cell>
          <table:table-cell table:formula="of:=1.8431*10^10" office:value-type="float" office:value="18431000000" calcext:value-type="float">
            <text:p>1.8431E+10</text:p>
          </table:table-cell>
          <table:table-cell table:formula="of:=7.0527*10^8" office:value-type="float" office:value="705270000" calcext:value-type="float">
            <text:p>7.0527E+08</text:p>
          </table:table-cell>
          <table:table-cell table:formula="of:=[.L21]/[.K21]*100" office:value-type="float" office:value="3.82654223861972" calcext:value-type="float">
            <text:p>3.8265422386</text:p>
          </table:table-cell>
          <table:table-cell table:formula="of:=2.2431*10^10" office:value-type="float" office:value="22431000000" calcext:value-type="float">
            <text:p>2.2431E+10</text:p>
          </table:table-cell>
          <table:table-cell table:formula="of:=7.5328*10^8" office:value-type="float" office:value="753280000" calcext:value-type="float">
            <text:p>7.5328E+08</text:p>
          </table:table-cell>
          <table:table-cell table:formula="of:=[.O21]/[.N21]*100" office:value-type="float" office:value="3.35820962061433" calcext:value-type="float">
            <text:p>3.3582096206</text:p>
          </table:table-cell>
          <table:table-cell table:formula="of:=2.5765*10^10" office:value-type="float" office:value="25765000000" calcext:value-type="float">
            <text:p>2.5765E+10</text:p>
          </table:table-cell>
          <table:table-cell table:formula="of:=1.0925*10^9" office:value-type="float" office:value="1092500000" calcext:value-type="float">
            <text:p>1.0925E+09</text:p>
          </table:table-cell>
          <table:table-cell table:formula="of:=[.R21]/[.Q21]*100" office:value-type="float" office:value="4.24024839899088" calcext:value-type="float">
            <text:p>4.240248399</text:p>
          </table:table-cell>
        </table:table-row>
        <table:table-row table:style-name="ro1">
          <table:table-cell office:value-type="float" office:value="50023" calcext:value-type="float">
            <text:p>50023</text:p>
          </table:table-cell>
          <table:table-cell table:formula="of:=6.1122*10^9" office:value-type="float" office:value="6112200000" calcext:value-type="float">
            <text:p>6.1122E+09</text:p>
          </table:table-cell>
          <table:table-cell table:formula="of:=5.0881*10^7" office:value-type="float" office:value="50881000" calcext:value-type="float">
            <text:p>5.0881E+07</text:p>
          </table:table-cell>
          <table:table-cell table:formula="of:=[.C22]/[.B22]*100" office:value-type="float" office:value="0.832449854389581" calcext:value-type="float">
            <text:p>0.8324498544</text:p>
          </table:table-cell>
          <table:table-cell table:formula="of:=8.7102*10^9" office:value-type="float" office:value="8710200000" calcext:value-type="float">
            <text:p>8.7102E+09</text:p>
          </table:table-cell>
          <table:table-cell table:formula="of:=3.0054*10^8" office:value-type="float" office:value="300540000" calcext:value-type="float">
            <text:p>3.0054E+08</text:p>
          </table:table-cell>
          <table:table-cell table:formula="of:=[.F22]/[.E22]*100" office:value-type="float" office:value="3.45043741819935" calcext:value-type="float">
            <text:p>3.4504374182</text:p>
          </table:table-cell>
          <table:table-cell table:formula="of:=1.1198*10^10" office:value-type="float" office:value="11198000000" calcext:value-type="float">
            <text:p>1.1198E+10</text:p>
          </table:table-cell>
          <table:table-cell table:formula="of:=5.0816*10^8" office:value-type="float" office:value="508160000" calcext:value-type="float">
            <text:p>5.0816E+08</text:p>
          </table:table-cell>
          <table:table-cell table:formula="of:=[.I22]/[.H22]*100" office:value-type="float" office:value="4.53795320592963" calcext:value-type="float">
            <text:p>4.5379532059</text:p>
          </table:table-cell>
          <table:table-cell table:formula="of:=1.4384*10^10" office:value-type="float" office:value="14384000000" calcext:value-type="float">
            <text:p>1.4384E+10</text:p>
          </table:table-cell>
          <table:table-cell table:formula="of:=7.1869*10^8" office:value-type="float" office:value="718690000" calcext:value-type="float">
            <text:p>7.1869E+08</text:p>
          </table:table-cell>
          <table:table-cell table:formula="of:=[.L22]/[.K22]*100" office:value-type="float" office:value="4.99645439377086" calcext:value-type="float">
            <text:p>4.9964543938</text:p>
          </table:table-cell>
          <table:table-cell table:formula="of:=1.7576*10^10" office:value-type="float" office:value="17576000000" calcext:value-type="float">
            <text:p>1.7576E+10</text:p>
          </table:table-cell>
          <table:table-cell table:formula="of:=6.9938*10^8" office:value-type="float" office:value="699380000" calcext:value-type="float">
            <text:p>6.9938E+08</text:p>
          </table:table-cell>
          <table:table-cell table:formula="of:=[.O22]/[.N22]*100" office:value-type="float" office:value="3.97917614929449" calcext:value-type="float">
            <text:p>3.9791761493</text:p>
          </table:table-cell>
          <table:table-cell table:formula="of:=2.0341*10^10" office:value-type="float" office:value="20341000000" calcext:value-type="float">
            <text:p>2.0341E+10</text:p>
          </table:table-cell>
          <table:table-cell table:formula="of:=1.007*10^9" office:value-type="float" office:value="1007000000" calcext:value-type="float">
            <text:p>1.0070E+09</text:p>
          </table:table-cell>
          <table:table-cell table:formula="of:=[.R22]/[.Q22]*100" office:value-type="float" office:value="4.95059239958704" calcext:value-type="float">
            <text:p>4.9505923996</text:p>
          </table:table-cell>
        </table:table-row>
        <table:table-row table:style-name="ro1">
          <table:table-cell office:value-type="float" office:value="50024" calcext:value-type="float">
            <text:p>50024</text:p>
          </table:table-cell>
          <table:table-cell table:number-columns-repeated="18"/>
        </table:table-row>
        <table:table-row table:style-name="ro1">
          <table:table-cell office:value-type="float" office:value="50025" calcext:value-type="float">
            <text:p>50025</text:p>
          </table:table-cell>
          <table:table-cell table:number-columns-repeated="18"/>
        </table:table-row>
        <table:table-row table:style-name="ro1">
          <table:table-cell office:value-type="float" office:value="50026" calcext:value-type="float">
            <text:p>50026</text:p>
          </table:table-cell>
          <table:table-cell table:number-columns-repeated="18"/>
        </table:table-row>
        <table:table-row table:style-name="ro1">
          <table:table-cell office:value-type="float" office:value="50027" calcext:value-type="float">
            <text:p>50027</text:p>
          </table:table-cell>
          <table:table-cell table:number-columns-repeated="18"/>
        </table:table-row>
        <table:table-row table:style-name="ro1">
          <table:table-cell office:value-type="float" office:value="50028" calcext:value-type="float">
            <text:p>50028</text:p>
          </table:table-cell>
          <table:table-cell table:number-columns-repeated="18"/>
        </table:table-row>
        <table:table-row table:style-name="ro1">
          <table:table-cell office:value-type="float" office:value="50029" calcext:value-type="float">
            <text:p>50029</text:p>
          </table:table-cell>
          <table:table-cell table:number-columns-repeated="18"/>
        </table:table-row>
        <table:table-row table:style-name="ro1">
          <table:table-cell office:value-type="float" office:value="50030" calcext:value-type="float">
            <text:p>50030</text:p>
          </table:table-cell>
          <table:table-cell table:number-columns-repeated="18"/>
        </table:table-row>
        <table:table-row table:style-name="ro1">
          <table:table-cell office:value-type="float" office:value="50031" calcext:value-type="float">
            <text:p>50031</text:p>
          </table:table-cell>
          <table:table-cell table:number-columns-repeated="18"/>
        </table:table-row>
        <table:table-row table:style-name="ro1">
          <table:table-cell office:value-type="float" office:value="50032" calcext:value-type="float">
            <text:p>50032</text:p>
          </table:table-cell>
          <table:table-cell table:number-columns-repeated="18"/>
        </table:table-row>
        <table:table-row table:style-name="ro1">
          <table:table-cell table:style-name="ce2" office:value-type="float" office:value="50033" calcext:value-type="float">
            <text:p>50033</text:p>
          </table:table-cell>
          <table:table-cell table:style-name="ce8"/>
          <table:table-cell table:style-name="ce10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2"/>
          <table:table-cell table:style-name="ce8"/>
          <table:table-cell table:style-name="ce10"/>
          <table:table-cell table:style-name="ce12"/>
          <table:table-cell table:style-name="ce10" table:number-columns-repeated="2"/>
          <table:table-cell table:style-name="ce2"/>
          <table:table-cell table:style-name="ce8"/>
          <table:table-cell table:style-name="ce10"/>
          <table:table-cell table:style-name="ce12"/>
        </table:table-row>
        <table:table-row table:style-name="ro1" table:number-rows-repeated="3">
          <table:table-cell/>
          <table:table-cell table:style-name="ce3" table:number-columns-repeated="3"/>
          <table:table-cell table:number-columns-repeated="2"/>
          <table:table-cell table:style-name="ce3"/>
          <table:table-cell table:number-columns-repeated="3"/>
          <table:table-cell table:style-name="ce9"/>
          <table:table-cell/>
          <table:table-cell table:style-name="ce3"/>
          <table:table-cell table:number-columns-repeated="3"/>
          <table:table-cell table:style-name="ce9"/>
          <table:table-cell/>
          <table:table-cell table:style-name="ce3"/>
        </table:table-row>
        <table:table-row table:style-name="ro1">
          <table:table-cell table:style-name="Default" table:number-columns-repeated="4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</table:table-row>
        <table:table-row table:style-name="ro1" table:number-rows-repeated="3">
          <table:table-cell table:style-name="Default" table:number-columns-repeated="7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</table:table-row>
        <table:table-row table:style-name="ro1" table:number-rows-repeated="3">
          <table:table-cell table:style-name="Default" table:number-columns-repeated="7"/>
          <table:table-cell table:style-name="ce13" table:number-columns-repeated="2"/>
          <table:table-cell table:style-name="Default" table:number-columns-repeated="4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</table:table-row>
        <table:table-row table:style-name="ro1">
          <table:table-cell table:style-name="Default" table:number-columns-repeated="13"/>
          <table:table-cell table:style-name="ce13" table:number-columns-repeated="2"/>
          <table:table-cell table:style-name="Default"/>
          <table:table-cell table:style-name="ce13" table:number-columns-repeated="2"/>
          <table:table-cell table:style-name="Default"/>
        </table:table-row>
        <table:table-row table:style-name="ro1">
          <table:table-cell table:style-name="Default" table:number-columns-repeated="16"/>
          <table:table-cell table:style-name="ce13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3:07:02.938230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3:42:20.189901717</meta:creation-date>
    <dc:date>2017-02-12T21:29:26.911360196</dc:date>
    <meta:editing-duration>PT8H48M47S</meta:editing-duration>
    <meta:editing-cycles>7</meta:editing-cycles>
    <meta:generator>LibreOffice/5.1.4.2$Linux_X86_64 LibreOffice_project/10m0$Build-2</meta:generator>
    <meta:document-statistic meta:table-count="1" meta:cell-count="399" meta:object-count="0"/>
  </office:meta>
</office:document-meta>
</file>